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667f" officeooo:paragraph-rsid="000b66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ngadir un acceso directo ao bloc de notas no Escritorio para cada usuario do dominio. Saca unha captura da configuración da GPO e do resultado.</text:p>
      <text:p text:style-name="P1"/>
      <text:p text:style-name="P1"/>
      <text:p text:style-name="P1"/>
      <text:p text:style-name="P1"/>
      <text:p text:style-name="P1">2. Prohibe o acceso a C: \ aos usuarios que estean na OU Alumnos. Compróbao iniciando sesion cun alumno. Fai capturas da ventá de Administración de directivas de grupo no servidor onde se vexa onde está vinculada a directiva creada, á configuración da mesma e á proba de que funciona dende un cliente.</text:p>
      <text:p text:style-name="P1"/>
      <text:p text:style-name="P1"/>
      <text:p text:style-name="P1"/>
      <text:p text:style-name="P1"/>
      <text:p text:style-name="P1">3. Fai que os usuarios do teu dominio non poidan acceder ao panel de control. Compróbao iniciando sesión cun profesor e tamén co administrado do dominio nun cliente. Que lle pasa ao adminstrador do dominio? Fai capturas coas configuracións e resultados.</text:p>
      <text:p text:style-name="P1"/>
      <text:p text:style-name="P1"/>
      <text:p text:style-name="P1"/>
      <text:p text:style-name="P1"/>
      <text:p text:style-name="P1">4. Queremos que os equipos do noso departamento se actualicen todos os días ás 19:00 contra o noso servidor WSUS (Servidor interno ficticio de Windows Update) que ten a seguinte IP:10.1.X.200. Configura as directivas necesarias para facerlo. Para comprobalo podes facer unha procura no editor rexistro de Windows do cliente de cadea 10.1.0.200. Para executar o editor do rexistro executa regedit.exe.</text:p>
      <text:p text:style-name="P1"/>
      <text:p text:style-name="P1"/>
      <text:p text:style-name="P1"/>
      <text:p text:style-name="P1"/>
      <text:p text:style-name="P1">5. Engade DÚAS GPOs novas e diferentes ás anteriores e aplícaas aos obxectos que consideres oportunos. Recolle capturas coa configuración e co resultado ao aplicalas.</text:p>
      <text:p text:style-name="P1"/>
      <text:p text:style-name="P1"/>
      <text:p text:style-name="P1"/>
      <text:p text:style-name="P1"/>
      <text:p text:style-name="P1">6. Elimina todas as GPO creadas para que non nos afecten a próximos exercicios. Fai unha captura onde se vexa a árbore de OU coas GPO vinculadas na ferramenta Administración de políticas de grupo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09:58:52.307683829</meta:creation-date>
    <dc:date>2025-05-09T11:10:27.310713460</dc:date>
    <meta:editing-duration>PT1H11M35S</meta:editing-duration>
    <meta:editing-cycles>1</meta:editing-cycles>
    <meta:document-statistic meta:table-count="0" meta:image-count="0" meta:object-count="0" meta:page-count="1" meta:paragraph-count="6" meta:word-count="240" meta:character-count="1463" meta:non-whitespace-character-count="1229"/>
    <meta:generator>LibreOffice/7.4.7.2$Linux_X86_64 LibreOffice_project/40$Build-2</meta:generator>
  </office:meta>
</office:document-meta>
</file>